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Kalimati" svg:font-family="Kalimati" style:font-pitch="variable"/>
    <style:font-face style:name="Lohit Devanagari1" svg:font-family="'Lohit Devanagari'" style:font-pitch="variable"/>
    <style:font-face style:name="Samanata" svg:font-family="Samanata" style:font-pitch="variable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e9481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a052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d3b9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7ace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8380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08d79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5804e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1ea8b8" style:font-size-asian="18pt" style:font-name-complex="Kalimati" style:font-size-complex="14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rsid="0020ac1a" officeooo:paragraph-rsid="0020ac1a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officeooo:paragraph-rsid="001e9481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ea8b8" style:font-size-asian="18pt" style:font-name-complex="Kalimati" style:font-size-complex="18p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85f3a" style:font-size-asian="18pt" style:font-name-complex="Kalimati" style:font-size-complex="18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85f3a" style:font-size-asian="18pt" style:font-name-complex="Kalimati" style:font-size-complex="18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85f3a" style:font-size-asian="18pt" style:font-name-complex="Kalimati" style:font-size-complex="18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16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17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center" style:justify-single-word="false" fo:text-indent="0cm" style:auto-text-indent="false" fo:background-color="transparent"/>
      <style:text-properties style:font-name="Kalimati" fo:font-size="4pt" officeooo:paragraph-rsid="0015b78b" style:font-size-asian="18pt" style:font-name-complex="Kalimati" style:font-size-complex="18pt"/>
    </style:style>
    <style:style style:name="P18" style:family="paragraph" style:parent-style-name="Heading_20_1" style:master-page-name="">
      <loext:graphic-properties draw:fill="none"/>
      <style:paragraph-properties fo:margin-left="0cm" fo:margin-right="3.5cm" fo:line-height="100%" fo:text-align="start" style:justify-single-word="false" fo:text-indent="0cm" style:auto-text-indent="false" style:page-number="auto" fo:background-color="transparent"/>
      <style:text-properties style:font-name="Kalimati" fo:font-size="18pt" style:font-size-asian="18pt" style:font-name-complex="Kalimati" style:font-size-complex="18pt"/>
    </style:style>
    <style:style style:name="P19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T1" style:family="text">
      <style:text-properties style:font-name="Kalimati" fo:font-size="18pt" style:font-size-asian="18pt" style:font-name-complex="Kalimati" style:font-size-complex="18pt"/>
    </style:style>
    <style:style style:name="T2" style:family="text">
      <style:text-properties style:font-name="Kalimati" fo:font-size="18pt" style:font-size-asian="18pt" style:font-name-complex="Kalimati" style:font-size-complex="14pt"/>
    </style:style>
    <style:style style:name="T3" style:family="text">
      <style:text-properties style:font-name="Kalimati" fo:font-size="18pt" officeooo:rsid="00222c7a" style:font-size-asian="18pt" style:font-name-complex="Kalimati" style:font-size-complex="14pt"/>
    </style:style>
    <style:style style:name="T4" style:family="text">
      <style:text-properties style:font-name="Kalimati" fo:font-size="18pt" officeooo:rsid="0023f8b2" style:font-size-asian="18pt" style:font-name-complex="Kalimati" style:font-size-complex="14pt"/>
    </style:style>
    <style:style style:name="T5" style:family="text">
      <style:text-properties style:font-name="Kalimati" fo:font-size="14pt" style:font-size-asian="18pt" style:font-name-complex="Kalimati" style:font-size-complex="14pt"/>
    </style:style>
    <style:style style:name="T6" style:family="text">
      <style:text-properties style:font-name="Kalimati" fo:font-size="14pt" style:font-size-asian="18pt" style:font-name-complex="Kalimati" style:font-size-complex="18pt"/>
    </style:style>
    <style:style style:name="T7" style:family="text">
      <style:text-properties style:font-name="Kalimati" fo:font-size="16pt" style:font-size-asian="18pt" style:font-name-complex="Kalimati" style:font-size-complex="18pt"/>
    </style:style>
    <style:style style:name="T8" style:family="text">
      <style:text-properties style:font-name="Kalimati" fo:font-size="12pt" style:font-size-asian="18pt" style:font-name-complex="Kalimati" style:font-size-complex="18pt"/>
    </style:style>
    <style:style style:name="T9" style:family="text">
      <style:text-properties style:font-name="Kalimati" fo:font-size="12pt" style:font-size-asian="18pt" style:font-name-complex="Kalimati" style:font-size-complex="14pt"/>
    </style:style>
    <style:style style:name="T10" style:family="text">
      <style:text-properties style:font-name="Kalimati" fo:font-size="10pt" style:font-size-asian="18pt" style:font-name-complex="Kalimati" style:font-size-complex="18pt"/>
    </style:style>
    <style:style style:name="T11" style:family="text">
      <style:text-properties style:font-name="Kalimati" fo:font-size="10pt" style:font-size-asian="18pt" style:font-name-complex="Kalimati" style:font-size-complex="14pt"/>
    </style:style>
    <style:style style:name="T12" style:family="text">
      <style:text-properties style:font-name="Kalimati" fo:font-size="8pt" style:font-size-asian="18pt" style:font-name-complex="Kalimati" style:font-size-complex="18pt"/>
    </style:style>
    <style:style style:name="T13" style:family="text">
      <style:text-properties style:font-name="Kalimati" fo:font-size="8pt" style:font-size-asian="18pt" style:font-name-complex="Kalimati" style:font-size-complex="14pt"/>
    </style:style>
    <style:style style:name="T14" style:family="text">
      <style:text-properties style:font-name="Kalimati" fo:font-size="6pt" style:font-size-asian="18pt" style:font-name-complex="Kalimati" style:font-size-complex="18pt"/>
    </style:style>
    <style:style style:name="T15" style:family="text">
      <style:text-properties style:font-name="Kalimati" fo:font-size="6pt" style:font-size-asian="18pt" style:font-name-complex="Kalimati" style:font-size-complex="14pt"/>
    </style:style>
    <style:style style:name="T16" style:family="text">
      <style:text-properties style:font-name="Kalimati" fo:font-size="4pt" style:font-size-asian="18pt" style:font-name-complex="Kalimati" style:font-size-complex="14pt"/>
    </style:style>
    <style:style style:name="T17" style:family="text">
      <style:text-properties style:font-name="Kalimati" fo:font-size="2pt" style:font-size-asian="18pt" style:font-name-complex="Kalimati" style:font-size-complex="14pt"/>
    </style:style>
    <style:style style:name="T18" style:family="text">
      <style:text-properties style:font-size-complex="14pt"/>
    </style:style>
    <style:style style:name="T19" style:family="text">
      <style:text-properties fo:font-size="10pt" fo:font-style="italic" style:font-style-asian="italic" style:font-style-complex="italic"/>
    </style:style>
    <style:style style:name="T20" style:family="text">
      <style:text-properties fo:font-size="8pt"/>
    </style:style>
    <style:style style:name="T21" style:family="text">
      <style:text-properties fo:font-size="6pt"/>
    </style:style>
    <style:style style:name="T22" style:family="text">
      <style:text-properties style:font-size-complex="22pt"/>
    </style:style>
    <style:style style:name="T23" style:family="text">
      <style:text-properties officeooo:rsid="00367555" style:font-size-complex="22pt"/>
    </style:style>
    <style:style style:name="T24" style:family="text">
      <style:text-properties officeooo:rsid="00367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23"><text:tab/> <text:s/>।। </text:span><text:span text:style-name="T22">श्रीविष्णुसहस्रनामस्तोत्रम् </text:span><text:span text:style-name="T23">।।</text:span></text:h>
      <text:p text:style-name="P16"><text:tab/> <text:tab/><text:span text:style-name="T18">।। श्रीगणेशाय नमः ।।</text:span></text:p>
      <text:p text:style-name="P17"/>
      <text:p text:style-name="P15">यस्य स्मरणमात्रेण जन्मसंसारबन्धनात् ।<text:tab/><text:line-break/><text:tab/><text:tab/>विमुच्यते नमस्तस्मै विष्णवे प्रभविष्णवे ।।१।। </text:p>
      <text:p text:style-name="P12">नमः समस्तभूतानामादिभूताय भूभृते ।<text:line-break/><text:tab/><text:tab/>अनेकरूपरूपाय विष्णवे प्रभविष्णवे ।।२।। <text:line-break/><text:span text:style-name="T21"> </text:span></text:p>
      <text:p text:style-name="P12"><text:tab/><text:tab/><text:tab/><text:span text:style-name="T18">वैशम्पायन उवाच</text:span><text:tab/></text:p>
      <text:p text:style-name="P12">श्रुत्वा धर्मानशेषेण पावनानि च सर्वशः । <text:tab/><text:tab/></text:p>
      <text:p text:style-name="P11"><text:tab/><text:tab/>युधिष्ठिरः शान्तनवं पुनरेवाभ्यभाषत ।।३।।<text:line-break/><text:span text:style-name="T20"> </text:span></text:p>
      <text:p text:style-name="P8"><text:tab/><text:tab/><text:tab/>युधिष्ठिर उवाच<text:tab/></text:p>
      <text:p text:style-name="P10"><text:span text:style-name="T1">किमेकं दैवतं लोके किं वाप्येकं परायणम् । <text:tab/><text:tab/><text:line-break/><text:tab/><text:tab/>स्तुवब्तः कं कमर्चन्तः प्राप्नुयुर्मानवाः शुभम् ।।४।। <text:line-break/>को धर्मः सर्वधर्माणां भवतः परमो मतः । <text:tab/><text:tab/><text:line-break/><text:tab/><text:tab/>किं जपन्मुच्यते जन्तुर्जन्मसंसारबन्धनात् ।।५।।</text:span></text:p>
      <text:p text:style-name="P1"><text:span text:style-name="T14"><text:s/></text:span><text:span text:style-name="T1"><text:line-break/><text:tab/><text:tab/><text:tab/></text:span><text:span text:style-name="T2">भीष्म उवाच</text:span><text:span text:style-name="T1"><text:tab/> </text:span></text:p>
      <text:p text:style-name="P2"><text:span text:style-name="T1">जगत्प्रभुं देवदेवमनन्तं पुरुषोत्तमम् ।<text:tab/><text:tab/><text:tab/><text:line-break/><text:tab/><text:tab/>स्तुवन्नामसहस्रेण पुरुषः सततोत्थितः ।।६।। <text:line-break/>तमेव चार्चयन्नित्यं भक्त्या पुरुषमव्यम् । <text:tab/><text:tab/><text:line-break/><text:tab/><text:tab/>ध्यायन्स्तुवन्नमस्यंश्च यजमानस्तमेव च ।।७।। <text:line-break/></text:span><text:soft-page-break/><text:span text:style-name="T1">अनादिनिधनं विष्णुं सर्वलोकमहेश्वरम् । <text:tab/><text:tab/><text:line-break/><text:tab/><text:tab/>लोकाध्यक्षं स्तुवन्नित्यं सर्वदुःखातिगो भवेत् ।।८।। <text:line-break/>ब्रह्मण्यं सर्वधर्मज्ञं लोकानां कीर्तिवर्धनम् । <text:tab/><text:tab/><text:line-break/><text:tab/><text:tab/>लोकनाथं महद्भूतं सर्वभूतभवोद्भवम् ।।९।। <text:line-break/>एष मे सर्वधर्माणां धर्मोsधिकतमो मतः । <text:tab/><text:tab/><text:line-break/><text:tab/><text:tab/>यद्भक्त्या पुण्डरीकाक्षं स्तवैरर्चेन्नरः सदा ।।१०।। <text:line-break/>परमं यो महत्तेजः परमं यो महत्तपः । <text:tab/><text:tab/><text:tab/><text:line-break/><text:tab/><text:tab/>परमं यो महद्ब्रह्म परमं यः परायणम् ।।११।। <text:line-break/>पवित्राणां पवित्रं यो मङ्गलानां च मङ्गलम् ।<text:tab/><text:tab/> <text:line-break/><text:tab/><text:tab/>दैवतं देवतानां च भूतानां योsव्यः पिता ।।१२।। <text:line-break/>यतः सर्वाणि भूतानि भवन्त्यादियुगागमे । <text:tab/><text:tab/><text:line-break/><text:tab/><text:tab/>यस्मिंश्च प्रलयं यान्ति पुनरेव युगक्षये ।।१३।। <text:line-break/>तस्य लोकप्रधानस्य जगन्नाथस्य भूपते । <text:tab/><text:tab/><text:line-break/><text:tab/><text:tab/>विष्णोर्नामसहस्रं मे शृणु पापभयापहम् ।।१४।। <text:line-break/>यानि नामानि गौणानि विख्यातानि महात्मनः ।<text:tab/><text:tab/> <text:line-break/><text:tab/><text:tab/>ऋषिभिः परिगीतानि तानि वक्ष्यामि भूतये ।।१५।। <text:line-break/>ऋषिर्नाम्नां सहस्रस्य वेदव्यासो महामुनिः ।<text:tab/><text:tab/> <text:line-break/><text:tab/><text:tab/>छन्दोsनुष्टप् तथा देवो भगवान् देवकीसुतः ।।१६।।<text:line-break/>ॐ विष्णुं विष्णुं महाविष्णुं प्रभविष्णुं महेश्वरम् ।<text:tab/><text:tab/> <text:line-break/><text:tab/><text:tab/>अनेकरूपं दैत्यान्तं नमामि पुरुषोत्तमम् ।।१७।। <text:line-break/></text:span><text:span text:style-name="T8"> </text:span></text:p>
      <text:p text:style-name="P2"><text:soft-page-break/><text:span text:style-name="T14"><text:s/></text:span><text:span text:style-name="T1"><text:line-break/><text:tab/><text:tab/><text:tab/><text:tab/></text:span><text:span text:style-name="T2">श्रीवेदव्यास उवाच</text:span><text:span text:style-name="T1"> <text:line-break/><text:tab/></text:span><text:span text:style-name="T2">ॐ अस्य श्रीविष्णोर्दिव्यसहस्रनामस्तोत्रमालामन्त्रस्य । श्रीभगवान् वेदव्यास ऋषिः । श्रीकृष्णः परमात्मा देवता । अनुष्टुप् छन्दः । आत्मयोनिः स्वयं जात इति बीजम् । देवकीनन्दनः स्रष्टेति शक्तिः । त्रिसामा सामगः सामेति हृदयम् । शङ्खभृन्नन्दकी चक्रीति कीलकम् । शार्ङ्गधन्वा गदाधर इत्यस्त्रम् । रथाङ्गपाणिरक्षोभ्य इति कवचम् । उद्भवः क्षोभणो देव इति परमो मन्त्रः ।</text:span></text:p>
      <text:p text:style-name="P3"><text:span text:style-name="T2"><text:tab/><text:tab/>श्रीमहाविष्णुप्रीत्यर्थे विष्णोर्दिव्यसहस्रनामजपे विनियोगः ।</text:span><text:span text:style-name="T1"> <text:line-break/></text:span><text:span text:style-name="T14"> </text:span><text:span text:style-name="T1"><text:line-break/><text:tab/><text:tab/><text:tab/><text:tab/> </text:span><text:span text:style-name="T5">अथ न्यासः । <text:line-break/>ॐ शिरसि वेदव्यासऋषये नमः ।</text:span></text:p>
      <text:p text:style-name="P3"><text:span text:style-name="T5"><text:tab/>मुखे अनुष्टुप्छन्दसे नमः ।</text:span></text:p>
      <text:p text:style-name="P3"><text:span text:style-name="T5"><text:tab/><text:tab/>हृदि श्रीकृष्णपरमात्मदेवतायै नमः ।</text:span></text:p>
      <text:p text:style-name="P3"><text:span text:style-name="T5"><text:tab/><text:tab/><text:tab/>गुह्ये अमृतांशूद्भवो भानुरिति बीजाय नमः ।</text:span></text:p>
      <text:p text:style-name="P3"><text:span text:style-name="T5"><text:tab/><text:tab/><text:tab/><text:tab/>पादयर्देवकीनन्दनः स्रष्टेति शक्तये नमः ।</text:span></text:p>
      <text:p text:style-name="P3"><text:span text:style-name="T5"><text:tab/><text:tab/><text:tab/><text:tab/> <text:s text:c="2"/>सर्वाङ्गे शङ्खभृन्नन्दकी चक्रीति कीलकाय नमः ।</text:span></text:p>
      <text:p text:style-name="P4"><text:span text:style-name="T5"><text:tab/><text:tab/><text:tab/><text:tab/><text:tab/>करसंपुटे मम श्रीकृष्णप्रीत्यर्थे जपे विनियोगाय नमः । <text:tab/><text:tab/><text:tab/> <text:s text:c="2"/>इति ऋष्यादिन्यासः ।। <text:line-break/></text:span><text:span text:style-name="T9"> </text:span><text:span text:style-name="T5"><text:line-break/><text:tab/><text:tab/><text:tab/><text:tab/>अथ करन्यासः । <text:line-break/>ॐ विश्वं विष्णुर्वषट्कार इत्यङ्गुष्ठाभ्यां नमः ।</text:span></text:p>
      <text:p text:style-name="P4"><text:span text:style-name="T5"><text:tab/>अमृतांशूद्भवो भानुरिति तर्जनीभ्यां नमः ।</text:span></text:p>
      <text:p text:style-name="P4"><text:span text:style-name="T5"><text:tab/><text:tab/>ब्रह्मण्यो ब्रह्मकृद्ब्रह्मेति मध्यमाभ्यां नमः।</text:span></text:p>
      <text:p text:style-name="P4"><text:span text:style-name="T5"><text:tab/><text:tab/><text:tab/>सुवर्णबिन्दुरक्षोभ्य इत्यनामिकाभ्यां नमः ।</text:span></text:p>
      <text:p text:style-name="P5"><text:span text:style-name="T5"><text:tab/><text:tab/><text:tab/><text:tab/>निमिषोsनिमिषः स्रग्वीति कनिष्ठिकाभ्यां नमः ।<text:tab/><text:tab/><text:tab/><text:tab/><text:tab/><text:tab/><text:tab/>रथाङ्गपाणिरक्षोभ्य इति करतलकरपृष्ठाभ्यां नमः । <text:line-break/><text:tab/><text:tab/><text:tab/><text:tab/>इति करन्यासः ।। <text:line-break/></text:span><text:span text:style-name="T13"> </text:span><text:span text:style-name="T5"><text:line-break/></text:span><text:soft-page-break/><text:span text:style-name="T5"><text:tab/><text:tab/><text:tab/><text:tab/>अथ षडङ्गन्यासः । <text:line-break/>ॐ विश्वं विष्णुर्वषट्कार इति हृदयाय नमः ।</text:span></text:p>
      <text:p text:style-name="P5"><text:span text:style-name="T5"><text:tab/>अमृतांशूद्भवो भानुरिति शिरसे स्वाहा ।</text:span></text:p>
      <text:p text:style-name="P5"><text:span text:style-name="T5"><text:tab/><text:tab/>ब्रह्मण्यो ब्रह्मकृद्ब्रह्मेति शिखायै वषट् ।</text:span></text:p>
      <text:p text:style-name="P5"><text:span text:style-name="T5"><text:tab/><text:tab/><text:tab/>सुवर्णबिन्दुरक्षोभ्य इति कवचाय हुम् ।</text:span></text:p>
      <text:p text:style-name="P5"><text:span text:style-name="T5"><text:tab/><text:tab/><text:tab/><text:tab/>निमिषोsनिमिषः स्रग्वीति नेत्रत्रयाय वौषट् ।</text:span></text:p>
      <text:p text:style-name="P6"><text:span text:style-name="T5"><text:tab/><text:tab/><text:tab/><text:tab/><text:tab/>रथाङ्गपाणिरक्षोभ्य इत्यस्त्राय फट् । <text:line-break/><text:tab/><text:tab/><text:tab/><text:tab/>इति षडङ्गन्यासः ।।</text:span></text:p>
      <text:p text:style-name="P6"><text:span text:style-name="T16"><text:s/></text:span><text:span text:style-name="T5"><text:line-break/><text:tab/>श्रीकृष्णप्रीत्यर्थे विष्णोर्दिव्यसहस्रनामजपमहं करिष्ये इति सङ्कल्पः ।। <text:line-break/> <text:line-break/><text:tab/><text:tab/><text:tab/><text:tab/>अथ ध्यानम् । </text:span><text:span text:style-name="T1"><text:line-break/>ॐ शान्ताकारं भुजगशयनं पद्मनाभं सुरेशम् ।<text:tab/><text:tab/><text:line-break/><text:tab/><text:tab/>विश्वाधारं गगनसदृशं मेघवर्णं शुभाङ्गम् ।। <text:line-break/>लक्ष्मीकान्तं कमलनयनं योगिभिर्ध्यानगम्यम् ।<text:tab/><text:tab/> <text:line-break/><text:tab/><text:tab/>वन्दे विष्णुं भवभयहरं सर्वलोकैकनाथम् ।। </text:span></text:p>
      <text:p text:style-name="P7"><text:span text:style-name="T2"><text:tab/><text:tab/><text:tab/><text:tab/>इति ध्यानम् ।</text:span><text:span text:style-name="T1"> <text:line-break/></text:span><text:span text:style-name="T12"> </text:span><text:span text:style-name="T1"><text:line-break/><text:tab/><text:tab/><text:tab/></text:span><text:span text:style-name="T2">ॐ नमो भगवते वासुदेवाय । </text:span><text:span text:style-name="T1"><text:line-break/>ॐ विश्वं विष्णुर्वषट्कारो भूतभव्यभवत्प्रभुः ।<text:line-break/><text:tab/><text:tab/>भूतकृद्भूतभृद्भावो भूतात्मा भूतभावनः ।। १।। <text:line-break/>पूतात्मा परमात्मा च मुक्तानां परमा गतिः । <text:line-break/><text:tab/><text:tab/>अव्ययः पुरुषः साक्षी क्षेत्रज्ञोsक्षर एव च ।।२।। <text:line-break/>योगो योगविदां नेता प्रधानपुरुषेश्वरः । <text:line-break/><text:tab/><text:tab/>नारसिंहवपुः श्रीमान् केशवः पुरुषोत्तमः ।।३।। </text:span></text:p>
      <text:p text:style-name="P7"><text:soft-page-break/><text:span text:style-name="T1">सर्वः शर्वः शिवः स्थाणुर्भूतादिर्निधिरव्ययः। <text:line-break/><text:tab/><text:tab/>संभवो भावनो भर्ता प्रभवः प्रभुरीश्वरः ।।४।। <text:line-break/>स्वयंभूः शंभुरादित्यः पुष्कराक्षो महास्वनः । <text:line-break/><text:tab/><text:tab/>अनादिनिधनो धाता विधाता धातुरुत्तमः ।।५।। <text:line-break/>अप्रमेयो हृषीकेशः पद्मनाभोsमरप्रभुः । <text:line-break/><text:tab/><text:tab/>विश्वकर्मा मनुस्त्वष्टा स्थविष्ठःस्थविरो ध्रुवः ।।६।। <text:line-break/>अग्राह्यः शाश्वतः कृष्णो लोहिताक्षः प्रतर्दनः । <text:line-break/><text:tab/><text:tab/>प्रभूतस्त्रिककुब्धाम पवित्रं मङ्गलं परम् ।।७।। <text:line-break/>ईशानः प्राणदः प्राणो ज्येष्ठः श्रेष्ठः प्रजापतिः । <text:line-break/><text:tab/><text:tab/>हिरण्यगर्भो भूगर्भो माधवो मधुसूदनः ।।८।। <text:line-break/>ईश्वरो विक्रमी धन्वी मेधावी विक्रमः क्रमः । <text:line-break/><text:tab/><text:tab/>अनुत्तमो दुराघर्षः कृतज्ञः कृतिरात्मवान् ।। ९।। <text:line-break/>सुरेशः शरणं शर्म विश्वरेताः प्रजाभवः । <text:line-break/><text:tab/><text:tab/>अहः संवत्सरो व्यालः प्रत्ययः सर्वदर्शनः ।।१०।। <text:line-break/>अजः सर्वेश्वरः सिद्धः सिद्धिः सर्वादिरच्युतः । <text:line-break/><text:tab/><text:tab/>वृषाकपिरमेयात्मा सर्वयोविनिःसृतः ।।११।। <text:line-break/>वसुर्वसुमनाः सत्यः समात्मा संमितः समः । <text:line-break/><text:tab/><text:tab/>अमोघः पुण्डरीकाक्षो वृषकर्मा वृषाकृतिः ।।१२।। <text:line-break/>रुद्रो बहुशिरा बभ्रुर्विश्वयोनिः शुचिश्रवाः । <text:line-break/><text:tab/><text:tab/>अमृतः शाश्वतस्थाणुर्वरारोहो महातपाः ।।१३।। <text:line-break/>सर्वगः सर्वविद्भानुर्विष्वक्सेनो जनार्दनः । <text:line-break/></text:span><text:soft-page-break/><text:span text:style-name="T1"><text:tab/><text:tab/>वेदो वेदविदव्यङ्गो वेदाङ्गो वेदवित् कविः ।।१४।। <text:line-break/>लोकाध्यक्षः सुराध्यक्षो धर्माध्यक्षः कृताकृतः । <text:line-break/><text:tab/><text:tab/>चतुरात्मा चतुर्व्यूहश्चतुर्द्रष्ट्रश्चतुर्भुजः ।।१५।। <text:line-break/>भ्राजिष्णुर्भोजनं भोक्ता सहिष्णुर्जगदादिजः । <text:line-break/><text:tab/><text:tab/>अनघो विजयो जेता विश्वयोनिः पुनर्वसुः ।।१६।। <text:line-break/>उपेन्द्रो वामनः प्रांशुरमोघः शुचिरूर्जितः । <text:line-break/><text:tab/><text:tab/>अतीन्द्रः संग्रहः सर्गो धृतात्मा नियमो यमः ।।१७।। <text:line-break/>वेद्यो वैद्यः सदायोगी वीरहा माधवो मधुः । <text:line-break/><text:tab/><text:tab/>अतीन्द्रयो महामायो महोत्साहो महाबलः ।।१८।। <text:line-break/>महाबुद्धिर्महावीर्यो महाशक्तिर्महाद्युतिः । <text:line-break/><text:tab/><text:tab/>अनिर्देश्यवपुः श्रीमानमेयात्मा महाद्रिधृक् ।।१९।। <text:line-break/>महेष्वासो महीभर्ता श्रीनिवासः सताङ्गतिः । <text:line-break/><text:tab/><text:tab/>अनिरुद्धः सुरानन्दो गोविन्दो गोविदाम्पतिः ।।२०।। <text:line-break/>मरीचिर्दमनो हंसः सुपर्णो भुजगोत्तमः। <text:line-break/><text:tab/><text:tab/>हिरण्यनाभः सुतपाः पद्मनाभः प्रजापतिः ।।२१।। <text:line-break/>अमृत्युः सर्वदृक् सिंहः सन्धाता सन्धिमान् स्थिरः। <text:line-break/><text:tab/><text:tab/>अजो दुर्भर्षणः शास्ता विश्रुतात्मा सुरारिहा ।।२२।। <text:line-break/>गुरुर्गुरुतमो धाम सत्यः सत्यपराक्रमः । <text:line-break/><text:tab/><text:tab/>निमिषोsसिमिषः स्रग्वी वाचस्पतिरुदारधीः ।।२३।। <text:line-break/>अग्रणीर्ग्रामणीः श्रीमान् न्यायो नेता समीरणः । <text:line-break/><text:tab/><text:tab/>सहस्रमूर्धा विश्वात्मा सहस्राक्षः सहस्रपात् ।।२४।। <text:line-break/></text:span><text:soft-page-break/><text:span text:style-name="T1">आवर्तनो निवृत्तात्मा संवृतः संप्रमर्दनः। <text:line-break/><text:tab/><text:tab/>अहः संवर्तको वह्निरनिलो धरणीधरः ।।२५।। <text:line-break/>सुप्रसादः प्रसन्नात्मा विश्वधृग्विश्वभुग्विभुः । <text:line-break/><text:tab/><text:tab/>सत्कर्ता सत्कृतः साधुर्जह्नुर्नारायणो नरः ।।२६।। <text:line-break/>असंख्येयोsप्रमेयात्मा विशिष्टः शिष्टकृच्छुचिः । <text:line-break/><text:tab/><text:tab/>सिद्धार्थः सिद्धसङ्कल्पः सिद्धिदः सिद्धिसाधनः ।।२७।। <text:line-break/>वृषाही वृषभो विष्णुर्वृषपर्वा वृषोदरः । <text:line-break/><text:tab/><text:tab/>वर्धनो वर्धमानश्च विविक्तः श्रुतिसागरः ।।२८।। <text:line-break/>सुभुजो दुर्धरो वाग्मी महेन्द्रो वसुदो वसुः । <text:line-break/><text:tab/><text:tab/>नैकरूपो बृहद्रूपः शिपिविष्टः प्रकाशनः ।।२९।। <text:line-break/>ओजस्तेजोद्युतिधरः प्रकाशात्मा प्रतापनः । <text:line-break/><text:tab/><text:tab/>ऋद्धः स्पष्टाक्षरो मन्त्रश्चन्द्रांशुर्भास्करद्युतिः ।।३०।। <text:line-break/>अमृतांशूद्भवो भानुः शशबिन्दुः सुरेश्वरः । <text:line-break/><text:tab/><text:tab/>औषधं जगतः सेतुः सत्यधर्मपराक्रमः ।।३१।। <text:line-break/>भूतभव्यभवन्नाथः पवनः पावनोsनलः । <text:line-break/><text:tab/><text:tab/>कामहा कामकृत्कान्तः कामः कामप्रदः प्रभुः ।।३२।। युगादिकृद्युगावर्तो नैकमायो महाशनः । <text:line-break/><text:tab/><text:tab/>अदृश्यो व्यक्तरूपश्च सहस्रजिदनन्तजित् ।।३३।। <text:line-break/>इष्टो विशिष्टः शिष्टेष्टः शिखण्डी नहुषो वृषः । <text:line-break/><text:tab/><text:tab/>क्रोधहा क्रोधकृत्कर्ता विश्वबाहुर्महीधरः ।।३४।। <text:line-break/>अच्युतः प्रथितः प्राणः प्राणदो वासवानुजः । <text:line-break/></text:span><text:soft-page-break/><text:span text:style-name="T1"><text:tab/><text:tab/>अपान्निधिरधिष्ठानमप्रमत्तः प्रतिष्ठितः ।।३५।। <text:line-break/>स्कन्दः स्कन्दधरो धुर्यो वरदो वायुवाहनः । <text:line-break/><text:tab/><text:tab/>वासुदेवो बृहद्भानुरादिदेवः पुरन्दरः ।।३६।। <text:line-break/>अशोकस्तारणस्तारः शूरः शौरिर्जनेश्वरः । <text:line-break/><text:tab/><text:tab/>अनुकूलः शतावर्तः पद्मी पद्मनिभेक्षणः ।।३७।। <text:line-break/>पद्मनाभोsरविन्दाक्षः पद्मगर्भः शरीरभृत् । <text:line-break/><text:tab/><text:tab/>महर्द्धिर्ऋद्धो वृद्धात्मा महाक्षो गरुडध्वजः ।।३८।। <text:line-break/>अतुलः शरभो भीमः समयज्ञो हविर्हरिः । <text:line-break/><text:tab/><text:tab/>सर्वलक्षणलक्षण्यो लक्ष्मीवान् समितिञ्जयः ।।३९।। <text:line-break/>विक्षरो रोहितो मार्गो हेतुर्दामोदरः सहः । <text:line-break/><text:tab/><text:tab/>महीधरो महाभागो वेगवानमिताशनः ।।४०।। <text:line-break/>उद्भवः क्षोभणो देवः श्रीगर्भः परमेश्वरः । <text:line-break/><text:tab/><text:tab/>करणं कारणं कर्ता विकर्ता गहनो गुहः ।।४१।। <text:line-break/>व्यवसायो व्यवस्थानः संस्थानः स्थानदो ध्रुवः । <text:line-break/><text:tab/><text:tab/>परर्द्धिः परमस्पष्टस्तुष्टः पुष्टः शुभेक्षणः ।।४२।। <text:line-break/>रामो विरामो विरजो मार्गो नेयो नयोsनयः । <text:line-break/><text:tab/><text:tab/>वीरः शक्तिमतां श्रेष्ठो धर्मो धर्मविदुत्तमः ।।४३।। <text:line-break/>वैकुण्ठः पुरुषः प्राणः प्राणदः प्रणवः पृथुः । <text:line-break/><text:tab/><text:tab/>हिरण्यगर्भः शत्रुघ्नोव्याप्तो वायुरधोक्षजः ।।४४।। <text:line-break/>ऋतुः सुदर्शनः कालः परमेष्ठी परिग्रहः । <text:line-break/><text:tab/><text:tab/>उग्रः संवत्सरो दक्षो विश्रामो विश्वदक्षिणः ।।४५।। <text:line-break/></text:span><text:soft-page-break/><text:span text:style-name="T1">विस्तारः स्तावरस्थाणुः प्रमाणं बीजमव्यम् । <text:line-break/><text:tab/><text:tab/>अर्थोsनर्थो महाकोशो महाभोगो महाधनः ।।४६।। <text:line-break/>अनिर्विण्णः स्थविष्ठोsभूर्धर्मयूपो महामखः । <text:line-break/><text:tab/><text:tab/>नक्षत्रनेमिर्नक्षत्री क्षमः क्षामः समीहनः ।।४७।। <text:line-break/>यज्ञ इज्यो महेज्यश्च क्रतुः सत्रं सताङ्गतिः । <text:line-break/><text:tab/><text:tab/>सर्वदर्शी विमुक्तात्मा सर्वज्ञो ज्ञानमुत्तम् ।।४८।। <text:line-break/>सुव्रतः सुमुखः सूक्ष्मः सुघोषः सुखदः सुहृत् । <text:line-break/><text:tab/><text:tab/>मनोहरो जितक्रोधो वीरबाहुर्विदारणः ।।४९।। <text:line-break/>स्वापनः स्ववशो व्यापी नैकात्मा नैककर्मकृत् । <text:line-break/><text:tab/><text:tab/>वत्सरो वत्सलो वत्सी रत्नगर्भो धनेश्वरः ।।५०।। <text:line-break/>धर्मगुब्धर्मकृद्धर्मी सदसत्क्षरमक्षरम् । <text:line-break/><text:tab/><text:tab/>अविज्ञाता सहस्रांशुर्विधाता कृतलक्षणः ।।५१।। <text:line-break/>गभस्तिनेमिः सत्त्वस्थः सिंहो भूतमहेश्वरः । <text:line-break/><text:tab/><text:tab/>आदिदेवो महादेवो देवेशो देवभृद्गुरुः ।।५२।। <text:line-break/>उत्तरो गोपतिर्गोप्ता ज्ञानगम्यः पुरातनः । <text:line-break/><text:tab/><text:tab/>शरीरभुतभृद्भोक्ता कपीन्द्रो भरिदक्षिणः ।।५३।। <text:line-break/>सोमपोsमृतपः सोमः पुरुजित्पुरुसत्तमः । <text:line-break/><text:tab/> <text:s text:c="2"/>विनयो जयः सत्यसन्धो दाशार्हः सात्वताम्पतिः ।।५४।। जीवो विनयिता साक्षीमुकुन्दोsमितविक्रमः । <text:line-break/><text:tab/><text:tab/>अम्भोनिधिरनन्तात्मा महोदधिशयोsन्तकः ।।५५।। <text:line-break/>अजो महार्हः स्वाभाव्यो जितामित्रः प्रमोदनः । <text:line-break/></text:span><text:soft-page-break/><text:span text:style-name="T1"><text:tab/><text:tab/>आनन्दो नन्दनो नन्दः सत्यधर्मा त्रिविक्रमः ।।५६।। <text:line-break/>महर्षिः कपिलाचार्यः कृतज्ञो मेदिनीपतिः । <text:line-break/><text:tab/><text:tab/>त्रिपदस्त्रिदशाध्यक्षो महाश्रृङ्गः कृतान्तकृत् ।।५७।। <text:line-break/>महावराहो गोविन्दः सुषेणः कनकाङ्गदी । <text:line-break/><text:tab/><text:tab/>गुह्यो गभीरो गहनो गुप्तश्चक्रगदाधरः ।।५८।। <text:line-break/>वेधाः स्वाङ्गोsजितः कृष्णो दृढः सङ्कर्षणोsच्युतः । <text:line-break/><text:tab/><text:tab/>वरुणो वारुणो वृक्षः पुष्कराक्षो महामनाः ।।५९।। <text:line-break/>भगवान् भगहा नन्दी वनमाली हलायुधः । <text:line-break/><text:tab/><text:tab/>आदित्यो ज्योतरादित्यः सहिष्णुर्गतिसत्तमः ।।६०।। <text:line-break/>सुधन्वा खण्डपरशुर्दारुणो द्रविणप्रदः । <text:line-break/><text:tab/><text:tab/>दिवस्पृक् सर्वदृग्व्यासो वाचस्पतिरयोनिजः ।।६१।। <text:line-break/>त्रिसामा सामगः साम निर्वाणं भेषजं भिषक् । <text:line-break/><text:tab/> <text:s/>संन्यासकृच्छमः शान्तो निष्ठा शान्तिः परायणम् ।।६२।। शुभाङ्गः शान्तिदः स्रष्टा कुमुदः कुवलेशयः । <text:line-break/><text:tab/><text:tab/>गोहितो गोपतिर्गोप्ता वृषभाक्षो वृषप्रियः ।।६३।। <text:line-break/>अनिवर्ती निवृतात्मा सङ्क्षेप्ता क्षेमकृच्छिवः । <text:line-break/><text:tab/><text:tab/>श्रीवत्सवक्षाः श्रीवासः श्रीपतिः श्रीमतांवरः ।।६४।। <text:line-break/>श्रीदः श्रीशः श्रीनिवासः श्रीनिधिः श्रीविभावनः । <text:line-break/><text:tab/><text:tab/>श्रीधरः श्रीकरः श्रेयः श्रीमांल्लोकत्रयाश्रयः ।।६५।। <text:line-break/>स्वक्षः स्वङ्गः शतानन्दो नन्दिर्ज्योतिर्गणेश्वरः । <text:line-break/><text:tab/><text:tab/>विजितात्मा विधेयात्मा सत्कीर्तिश्छिन्नसंशयः ।।६६।। <text:line-break/></text:span><text:soft-page-break/><text:span text:style-name="T1">उदीर्णः सर्वतश्चक्षुरनीशः शाश्वतस्थिरः । <text:line-break/><text:tab/><text:tab/>भूशयो भूषणो भूतिर्विशोकः शोकनाशनः ।।६७।। <text:line-break/>अर्चिष्मानर्चितः कुम्भो विशुद्धात्मा विशोधनः । <text:line-break/><text:tab/><text:tab/>अनिरुद्धोsप्रतिरथः प्रद्युम्नोsमितविक्रमः ।।६८।। <text:line-break/>कालनेमिनिहा वीरः शौरिः शूरजनेश्वरः । <text:line-break/><text:tab/><text:tab/>त्रिलोकात्मा त्रिलोकेशः केशवः केशिहा हरिः ।।६९।। कामदेवः कामपालः कामी कान्तः कृतागमः । <text:line-break/><text:tab/><text:tab/>अनिर्देश्यवपुर्विष्णुर्वीरोsनन्तो धनञ्जयः ।।७०।। <text:line-break/>ब्रह्मणो ब्रह्मकृद् ब्रह्मा ब्रह्म ब्रह्मविवर्धनः । <text:line-break/><text:tab/><text:tab/>ब्रह्मविद्ब्राह्मणो ब्रह्मी ब्रह्मज्ञो ब्राह्मणप्रियः ।।७१।। महाक्रमो महाकर्मा महातेजा महोरगः । <text:line-break/><text:tab/><text:tab/>महाक्रतुर्महायज्वा महायज्ञो महाहविः ।।७२।। <text:line-break/>स्तच्यः स्तवप्रियः स्तोत्रं स्तुतिः स्तोता रणप्रियः । <text:line-break/><text:tab/><text:tab/>पूर्णः पूरयिता पुण्यः पुण्यकीर्तिरनामयः ।।७३।। <text:line-break/>मनोजवस्तीर्थकरो वसुरेता वसुप्रदः । <text:line-break/><text:tab/><text:tab/>वसुप्रदो वासुदेवो वसुर्वसुमना हविः ।।७४।। <text:line-break/>सद्गतिः सत्कृतिः सत्ता सद्भूतिः सत्परायणः । <text:line-break/><text:tab/><text:tab/>शूरसेनो यदुश्रेष्ठः सन्निवासः सुयामुनः ।।७५।। <text:line-break/>भूतावासो वासुदेवः सर्वासुनिलयोsनलः । <text:line-break/><text:tab/><text:tab/>दर्पहा दर्पदो दृप्तो दुर्धरोsथापराजितः ।।७६।। <text:line-break/>विश्वमूर्तिर्महामूर्तिर्दीप्तमूर्तिर्मूर्तिमान् । <text:line-break/></text:span><text:soft-page-break/><text:span text:style-name="T1"><text:tab/><text:tab/>अनेकमूर्तिरव्यक्तः शतमूर्तिः शताननः ।।७७।। <text:line-break/>एको नैकः सर्वः कः किं यत्तत्पदमनुत्तमम् । <text:line-break/><text:tab/><text:tab/>लोकबन्धुर्लोकनाथो माधवो भक्तवत्सलः ।।७८।। <text:line-break/>सुवर्णवर्णो हेमाङ्गो वराङ्गश्चन्दनाङ्गदी । <text:line-break/><text:tab/><text:tab/>वीरहा विषमः शून्यो घृताशीरचलश्चलः ।।७९।। <text:line-break/>अमानि मानदो मान्यो लोकस्वामी त्रिलोकधृक् । <text:line-break/><text:tab/><text:tab/>सुमेधा मेधजो धन्यः सत्यमेधा धराधरः ।।८०।। <text:line-break/>तेजोवृषो द्युतिधरः सर्वशस्त्रभृतांवरः । <text:line-break/><text:tab/><text:tab/>प्रग्रहो निग्रहो व्यग्रो नैकश्रृङ्गो गदाग्रजः ।।८१।। <text:line-break/>चतुर्मूर्तिश्चतुर्बाहुश्चतुर्व्यूहश्चतुर्गतिः । <text:line-break/><text:tab/><text:tab/>चतुरात्मा चतुर्भावश्चतुर्वेदविदेकपात् ।।८२।। <text:line-break/>समावर्तो निवृतात्मा दुर्जयो दुरतिक्रमः । <text:line-break/><text:tab/><text:tab/>दुर्लभो दुर्गमो दुर्गो दुरावासो दुरारिहा ।।८३।। <text:line-break/>शुभाङ्गो लोकसारङ्गः सुतन्तुस्तन्तुवर्धनः । <text:line-break/><text:tab/><text:tab/>इन्द्रकर्मा महाकर्मा कृतकर्मा कृतागमः ।।८४।। <text:line-break/>उद्भवः सुन्दरः सुन्दो रत्ननाभः सुलोचनः । <text:line-break/><text:tab/><text:tab/>अर्को वाजसनः शृङ्गी जयन्दतः सर्वविज्जयी ।।८५।। <text:line-break/>सुवर्णबिन्दुरक्षोभ्यः सर्ववागीश्वरेश्वरः । <text:line-break/><text:tab/><text:tab/>महाहृदो महागर्तो महाभूतो महानिधिः ।।८६।। <text:line-break/>कुमुदः कुन्दरः कुन्दः पर्जन्यः पावनोsनिलः । <text:line-break/><text:tab/><text:tab/>अमृतांशोsमृतवपुः सर्वज्ञः सर्वतोमुखः ।।८७।। <text:line-break/></text:span><text:soft-page-break/><text:span text:style-name="T1">सुलभः सुव्रतः सिद्धः शत्रुजिच्छत्रुतापनः । <text:line-break/><text:tab/><text:tab/>न्यग्रोधोदुम्बरोsश्वत्थश्चाणूरान्ध्रनिषूदनः ।।८८।। <text:line-break/>सदस्रार्चिः सप्तजिह्वः सप्तैधाः सप्तवाहनः । <text:line-break/><text:tab/><text:tab/>अमूर्तिरनघोsचिन्त्यो भयकृद्भयनाशनः ।।८९।। <text:line-break/>अणिर्बृहत्कृशः स्थूलो गुणभृन्निर्गुणो महान् । <text:line-break/><text:tab/><text:tab/>अधृतः स्वधृतः स्वास्यः प्राग्वंशो वंशवर्धनः ।।९०।। <text:line-break/>भारभृत्कथितो योगी योगीशः सर्वकामदः । <text:line-break/><text:tab/><text:tab/>आश्रमः श्रमणः क्षामः सुपर्णो वायुवाहनः ।।९१।। <text:line-break/>धनुर्धरो धनुर्वेदो दण्डो दमयिता दमः । <text:line-break/><text:tab/><text:tab/>अपराजितः सर्वसहो नियन्ता नियमो यमः ।।९२।। <text:line-break/>सत्त्ववान् सात्त्विकः सत्यः सत्यधर्मपरायणः । <text:line-break/><text:tab/><text:tab/>अभिप्रायः प्रियार्होsर्हः प्रियकृत्प्रीतिवर्धनः ।।९३।। <text:line-break/>विहायसगतिर्ज्योतिः सुरुचिर्हुतभुग्विभुः । <text:line-break/><text:tab/><text:tab/>रविर्विरोचनः सूर्यः सविता रविलोचनः ।।९४।। <text:line-break/>अनन्तो हुतभुग्भोक्ता सुखदो नैकजोsग्रजः । <text:line-break/><text:tab/><text:tab/>अनिर्विण्णः सदामर्षी लोकाधिष्ठानमद्भुतः ।।९५।। <text:line-break/>सनात्सनातनतमः कपिलः कपिरव्ययः । <text:line-break/><text:tab/>स्वस्तिदः स्वस्तिकृत्स्वस्ति स्वस्तिभुक्स्वस्तिदक्षिणः ।।९६।। अरौद्रः कुण्डली चक्री विक्रम्यूर्जितशासनः । <text:line-break/><text:tab/><text:tab/>शब्दातिगः शब्दसहः शिशिरः शर्वरीकरः ।।९७।। <text:line-break/>अक्रूरः पेशलो दक्षो दक्षिणः क्षमिणांवरः । <text:line-break/></text:span><text:soft-page-break/><text:span text:style-name="T1"><text:tab/><text:tab/>विद्वत्तमो वीतभयः पुण्यश्रवणकीर्तनः ।।९८।। <text:line-break/>उत्तारणो दुष्कृतिहा पुण्यो दुःस्वप्ननाशनः । <text:line-break/><text:tab/><text:tab/>वीरहा रक्षणः सन्तो जीवनः पर्यवस्थितः ।।९९।। <text:line-break/>अनन्तरूपोsनन्तश्रीर्जिमन्युर्भयापहः । <text:line-break/><text:tab/><text:tab/>चतुरस्रो गभीरात्मा विदिशो व्यादिशो दिशः ।।१००।। अनादिर्भूभुवो लक्ष्मीः सुवीरो रुचिराङ्गदः । <text:line-break/><text:tab/><text:tab/>जननो जनजन्मादिर्भीमो भीमपराक्रमः ।।१०१।। <text:line-break/>आधारनिलयो धाता पुष्पहासः प्रजागरः । <text:line-break/><text:tab/><text:tab/>उर्ध्वगः सत्पथाचारः प्राणदः प्रणवः पणः ।।१०२।। <text:line-break/>प्रमाणं प्राणनिलयः प्राणभृत्प्राणजीवनः । <text:line-break/><text:tab/><text:tab/>तत्त्वं तत्त्वविदेकात्मा जन्ममृत्युजरातिगः ।।१०३।। <text:line-break/>भूर्भुवः स्वस्तरुस्तारः स पिता प्रपितामहः । <text:line-break/><text:tab/><text:tab/>यज्ञो यज्ञपतिर्यज्वा यज्ञाङ्गो यज्ञवाहनः ।।१०४।। <text:line-break/>यज्ञभृद्यज्ञकृद्यज्ञी यज्ञभुग्यज्ञसाधनः । <text:line-break/><text:tab/><text:tab/>यज्ञान्तकृद्यज्ञगुह्यमन्नमन्नाद एव च ।।१०५।। <text:line-break/>आत्मयोनिः स्वयञ्जातो वैखानः सामगायनः । <text:line-break/><text:tab/><text:tab/>देवकीनन्दनः स्रष्टा क्षितीशः पापनाशनः ।।१०६।। <text:line-break/>शङ्खभृन्नन्दकी चक्री शार्ङ्गधन्वा गदाधरः । <text:line-break/><text:tab/><text:tab/>रथाङ्गपाणिरक्षोभ्यः सर्वप्रहरणायुधः ।।१०७।। <text:line-break/><text:tab/><text:tab/><text:tab/></text:span><text:span text:style-name="T2">सर्वप्रहरणायुध ॐ नम इति । </text:span><text:span text:style-name="T1"><text:line-break/><text:line-break/></text:span><text:soft-page-break/><text:span text:style-name="T1">इतीदं कीर्तनीयस्य केशवस्य महात्मनः ।<text:line-break/><text:tab/><text:tab/>नाम्नां सहस्रं दिव्यानामशेषेण प्रकीर्तितम् ।।१।। <text:line-break/>य इदं शृणुयान्नित्यं यश्चापि परिकीर्तयेत् । <text:line-break/><text:tab/><text:tab/>नाशुभं प्राप्नुयात्किञ्चित्सोsमुत्रेह च मानवः ।।२।। <text:line-break/>वेदान्तगोब्राह्मणः स्यात्क्षत्रियो विजयी भवेत् । <text:line-break/><text:tab/><text:tab/>वैश्यो धनसमृद्धः स्यच्छूद्रः सुखमवाप्नुयात् ।।३।। <text:line-break/>धर्मार्थी प्राप्नुयाद्धर्ममर्थार्थी चार्थमाप्नुयात् । <text:line-break/><text:tab/><text:tab/>कामनवाप्नुयात्कामी प्रजार्थी चाप्नुयात्प्रजाम् ।।४।। <text:line-break/>भक्तिमान् यः सदोत्थाय शुचिस्तद्गतमानसः । <text:line-break/><text:tab/><text:tab/>सहस्रं वासुदेवस्य नाम्नामेतत्प्रकीर्तयेत् ।।५।। <text:line-break/>यशः प्राप्नोति विपुलं ज्ञातिप्राधान्यमेव च । <text:line-break/><text:tab/><text:tab/>अचलां श्रियमाप्नोति श्रेयः प्राप्नोत्यनुत्तमम् ।।६।। <text:line-break/>न भयं क्वचिदाप्नोति वीर्यं तेजश्च विन्दति । <text:line-break/><text:tab/><text:tab/>भवत्यरोगो द्युतिमान्बलरूपगुणान्वितः ।।७।। <text:line-break/>रोगार्तो मुच्यते रोगातद्बद्धो मुच्येत बन्धनात् । <text:line-break/><text:tab/><text:tab/>भयान्मुच्येत भीतस्तु मुच्येतापन्नः आपदः ।।८।। <text:line-break/>दुर्गाण्यतितरत्याशु पुरुषः पुरुषोत्तमम् । <text:line-break/><text:tab/><text:tab/>स्तुवन्नामसहस्रेण नित्यं भक्तिसमन्वितः ।।९।। <text:line-break/>वासुदेवाश्रयो मर्त्यो वासुदेवपरायणः । <text:line-break/><text:tab/><text:tab/>सर्वपापविशुद्धात्मा याति ब्रह्म सनातनम् ।।१०।। <text:line-break/>न वासुदेवभक्तानामशुभं विद्यते क्वचित् । <text:line-break/></text:span><text:soft-page-break/><text:span text:style-name="T1"><text:tab/><text:tab/>जन्ममृत्युजराव्याधिभयं नैवोपजायते ।।११।। <text:line-break/>इमं स्तवमधीयानः श्रद्धाभक्तिसमन्वितः । <text:line-break/><text:tab/><text:tab/>युज्येतात्मा सुखक्षान्तिश्रीधृतिस्मृतिकीर्तिभिः ।।१२।। <text:line-break/>न क्रोधो न च मात्सर्यं न लोभो नाशुभा मतिः । <text:line-break/><text:tab/><text:tab/>भवन्ति कृतपुण्यानां भक्तानां पुरुषोत्तमे ।।१३।। <text:line-break/>द्यौः सचन्द्रार्कनक्षत्रा खं दिशो भूर्महोदधिः । <text:line-break/><text:tab/><text:tab/>वासुदेवस्य वीर्येण विधृतानि महात्मनः ।।१४।। <text:line-break/>ससुरासुरहन्धर्वं सयक्षोरगराक्षसम् । <text:line-break/><text:tab/><text:tab/>जगद्वशे वर्ततेदं कृष्णस्य सचराचरम् ।।१५।। <text:line-break/>इन्द्रियाणि मनो बुद्धिः सत्त्वं तेजो बलं धृतिः । <text:line-break/><text:tab/><text:tab/>वासुदेवात्मकान्याहुः क्षेत्रं क्षेत्रज्ञ एव च ।।१६।। <text:line-break/>सर्वागमानामाचारः प्रथमं परिकल्पते । <text:line-break/><text:tab/><text:tab/>आचारप्रभवो धर्मो धर्मस्य प्रभुरच्युतः ।।१७।। <text:line-break/>ऋषयः पितरो देवा महाभूतानि धातवः । <text:line-break/><text:tab/><text:tab/>जङ्गमाजङ्गमं चेदं जगन्नारायणोद्भवम् ।।१८।। <text:line-break/>योगो ज्ञानं तथा सांख्यं विद्याः शिल्पादिकर्म च । <text:line-break/><text:tab/><text:tab/>वेदाः शास्त्रणि विज्ञानमेतत्सर्वं जनार्दनात् ।।१९।। <text:line-break/>एको विष्णुर्मद्भूतं पृथग्भूतान्यनेकशः । <text:line-break/><text:tab/> <text:s/>त्रींल्लोकान्व्याप्य भूतात्मा भुङ्क्ते विश्वभुगव्ययः ।।२०।। इमं स्तवं भगवतो विष्णोर्व्यासेन कीर्तितम् । <text:line-break/><text:tab/><text:tab/>पठेद्य इच्छेत्पुरुषः श्रेयः प्राप्तुं सुखानि च ।।२१।। <text:line-break/></text:span><text:soft-page-break/><text:span text:style-name="T1">विश्वेश्वरमजं देवं जगतः प्रभवाप्ययम् । <text:line-break/><text:tab/><text:tab/>भजन्ति ये पुष्कराक्षं न ते यान्ति पराभवम् ।।२२।। <text:line-break/><text:line-break/><text:tab/><text:tab/><text:tab/></text:span><text:span text:style-name="T2">अर्जुन उवाच </text:span><text:span text:style-name="T1"><text:line-break/>पद्मपत्रविशालाक्ष पद्मनाभ सुरोत्तम ।<text:line-break/><text:tab/><text:tab/>भक्तानामनुरक्तानां त्राता भव जनार्दन ।।२३।। <text:line-break/><text:line-break/><text:tab/><text:tab/><text:tab/></text:span><text:span text:style-name="T2">भगवान उवाच</text:span><text:span text:style-name="T1"> <text:line-break/>यो मां नामसहस्रेण स्तोतुमिच्छति पाण्डव ।<text:line-break/><text:tab/><text:tab/>सोsहमेकेन श्लोकेन स्तुत एव न संशयः ।।२४।। <text:line-break/>नमोsस्त्वनन्ताय सहस्रमूर्तये सहस्रपादाक्षिशिरोरुबाहवे । <text:line-break/> सहस्रनाम्ने पुरुषाय शाश्वते सहस्रकोटीयुगधारिणे नमः ।।२५।। नमः कमलनाभाय नमस्ते जलशायिने । <text:line-break/><text:tab/><text:tab/>नमस्ते केशवानन्त वासुदेव नमोsस्तु ते ।।२६।। <text:line-break/>वासनाद्वासुदेवस्य वासितं भुवनत्रयम् । <text:line-break/><text:tab/><text:tab/>सर्वभूतनिवासोsसि वासुदेव नमोsस्तु ते ।।२७।। <text:line-break/>नमो ब्रह्मण्यदेवाय गोब्राह्मणहिताय च । <text:line-break/><text:tab/><text:tab/>जगद्धिताय कृष्णाय होविन्दाय नमो नमः ।।२८।। <text:line-break/>आकाशात्पतितं तोयं यथा गच्छति सागरम् । <text:line-break/><text:tab/><text:tab/>सर्वदेवनमस्कारः केशवं प्रति गच्छति ।।२९।। <text:line-break/>एष निष्कण्टकः पन्था यत्र संपूज्यते हरिः । <text:line-break/></text:span><text:soft-page-break/><text:span text:style-name="T1"><text:tab/><text:tab/>कुपथं तं विजानीयाद्गोविन्दरहितागमम् ।।३०।। <text:line-break/>सर्ववेदेषु यत्पुण्यं सर्वतीर्थेषु यत्फलम् । <text:line-break/><text:tab/><text:tab/>तत्फलं समवाप्नोति स्तुत्वा देवं जनार्दनम् ।।३१।। <text:line-break/>यो नरः पठते नित्यं त्रिकालं केशवालये । <text:line-break/><text:tab/><text:tab/>द्विकालमेककालं वा क्रूरं सर्वं व्यपोहति ।।३२।। <text:line-break/>दह्यन्ते रिपवस्तस्य सौम्याः सर्वे सदा ग्रहाः । <text:line-break/><text:tab/><text:tab/>विलीयन्ते च पापानि स्तवे ह्यस्मिन् प्रकीर्तिते ।।३३।। येन ध्यातः श्रुतो येन येनायं पठ्यते स्तवः । <text:line-break/><text:tab/><text:tab/>दत्तानि सर्वदानानि सुराः सर्वे समर्चिताः ।।३४।। <text:line-break/>इह लोके परे वापि न भयं विद्यते क्वचित् । <text:line-break/><text:tab/><text:tab/>नाम्नां सहस्रं योsधीते द्वादश्यां मम सन्निधौ ।।३५।। <text:line-break/>शनैर्दहति पापानि कल्पकोटिशतानि च । <text:line-break/><text:tab/><text:tab/>अश्वत्थसन्निधो पार्थ ध्यात्वा मनसि केशवम् ।।३६।। <text:line-break/>पठेन्नामसहस्रं तु गवां कोटिफलं लभेत् । <text:line-break/><text:tab/><text:tab/>शिवालये पठेन्नित्यं तुलसीवनसंस्थितः ।।३७।। <text:line-break/>नरो मुक्तिमवाप्नोति चक्रपाणेर्वचो यथा । <text:line-break/><text:tab/><text:tab/>ब्रह्महत्यादिकं घोरं सर्वपापं विनश्यति ।।३८।। <text:line-break/>विलयं यान्ति पापानि चान्यपापस्य का कथा । <text:line-break/><text:tab/><text:tab/>सर्वपापविनिर्मुक्तो विष्णुलोकं स गच्छति ।।३९।। <text:line-break/><text:tab/><text:tab/><text:tab/></text:span><text:span text:style-name="T2">इति श्रीविष्णोर्दिव्यसहस्रनामस्तोत्रं सम्पूर्णम् ।</text:span></text:p>
      <text:p text:style-name="P9"><text:span text:style-name="T2"><text:tab/><text:tab/><text:tab/> <text:s/>हरये नम</text:span><text:span text:style-name="T4">ः।</text:span><text:span text:style-name="T2"> हरय</text:span><text:span text:style-name="T3">े</text:span><text:span text:style-name="T2"> नम</text:span><text:span text:style-name="T4">ः।</text:span><text:span text:style-name="T2"> हरये नमः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Kalimati" svg:font-family="Kalimati" style:font-pitch="variable"/>
    <style:font-face style:name="Lohit Devanagari1" svg:font-family="'Lohit Devanagari'" style:font-pitch="variable"/>
    <style:font-face style:name="Samanata" svg:font-family="Samanata" style:font-pitch="variable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MT1" style:family="text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3.043cm" fo:margin-right="1.944cm" fo:border="none" fo:padding="0cm" style:shadow="none" style:writing-mode="lr-tb" draw:opacity="5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pushkar147.github.io/" text:style-name="Internet_20_link" text:visited-style-name="Visited_20_Internet_20_Link"><text:span text:style-name="MT1">https://pushkar147.github.io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2:37:19.424966685</meta:creation-date>
    <dc:date>2020-09-28T16:21:14.282124690</dc:date>
    <meta:editing-duration>PT1H13M5S</meta:editing-duration>
    <meta:editing-cycles>38</meta:editing-cycles>
    <meta:generator>LibreOffice/5.2.7.2$Linux_X86_64 LibreOffice_project/20m0$Build-2</meta:generator>
    <meta:document-statistic meta:table-count="0" meta:image-count="0" meta:object-count="0" meta:page-count="18" meta:paragraph-count="33" meta:word-count="1907" meta:character-count="10016" meta:non-whitespace-character-count="7288"/>
  </office:meta>
</office:document-meta>
</file>